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3.591cm"/>
    </style:style>
    <style:style style:name="co12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宿泊プラン情報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客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キャンセル待ち管理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3"/>
        <table:table-column table:style-name="co9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32:55.64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5:50:21.625000000</dc:date>
    <meta:editing-duration>PT1H7M4S</meta:editing-duration>
    <meta:editing-cycles>11</meta:editing-cycles>
    <meta:generator>LibreOffice/7.2.5.2$Windows_X86_64 LibreOffice_project/499f9727c189e6ef3471021d6132d4c694f357e5</meta:generator>
    <meta:document-statistic meta:table-count="5" meta:cell-count="214" meta:object-count="0"/>
  </office:meta>
</office:document-meta>
</file>